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0.049cm"/>
    </style:style>
    <style:style style:name="co5" style:family="table-column">
      <style:table-column-properties fo:break-before="auto" style:column-width="10.1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andeansubregio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 office:value-type="string">
            <text:p>Sub Região Andina</text:p>
          </table:table-cell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Acceso a usuarios</text:p>
          </table:table-cell>
          <table:table-cell office:value-type="string">
            <text:p>User's Login</text:p>
          </table:table-cell>
          <table:table-cell office:value-type="string">
            <text:p>Entrada de usuários</text:p>
          </table:table-cell>
          <table:table-cell office:value-type="string">
            <text:p>Connexion de l'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1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2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3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4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5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6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7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reg8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07:27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3-04T07:27:51</dc:date>
    <meta:editing-cycles>1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table-count="1" meta:cell-count="173"/>
  </office:meta>
</office:document-meta>
</file>